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0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4"/>
        <table:table-row table:style-name="ro1">
          <table:table-cell office:value-type="float" office:value="1">
            <text:p>1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New_York_City">New York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ew_York">New York</text:a></text:p>
          </table:table-cell>
          <table:table-cell office:value-type="string">
            <text:p>“”</text:p>
          </table:table-cell>
          <table:table-cell office:value-type="string">
            <text:p>NE</text:p>
          </table:table-cell>
          <table:table-cell office:value-type="string">
            <text:p>“”</text:p>
          </table:table-cell>
          <table:table-cell office:value-type="string">
            <text:p>Mid Atlantic</text:p>
          </table:table-cell>
          <table:table-cell office:value-type="string">
            <text:p>“</text:p>
          </table:table-cell>
          <table:table-cell office:value-type="float" office:value="8405837">
            <text:p>8405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Los_Angeles">Los Angeles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3884307">
            <text:p>388430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Chicago">Chicago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Illinois">Illinois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office:value-type="string">
            <text:p>East North Central</text:p>
          </table:table-cell>
          <table:table-cell office:value-type="string">
            <text:p>“</text:p>
          </table:table-cell>
          <table:table-cell office:value-type="float" office:value="2718782">
            <text:p>271878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Houston">Houston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Texas">Texas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2195914">
            <text:p>21959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Philadelphia">Philadelphia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Pennsylvania">Pennsylvania</text:a></text:p>
          </table:table-cell>
          <table:table-cell office:value-type="string">
            <text:p>“”</text:p>
          </table:table-cell>
          <table:table-cell office:value-type="string">
            <text:p>NE</text:p>
          </table:table-cell>
          <table:table-cell office:value-type="string">
            <text:p>“”</text:p>
          </table:table-cell>
          <table:table-cell office:value-type="string">
            <text:p>Mid Atlantic</text:p>
          </table:table-cell>
          <table:table-cell office:value-type="string">
            <text:p>“</text:p>
          </table:table-cell>
          <table:table-cell office:value-type="float" office:value="1553165">
            <text:p>15531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Phoenix,_Arizona">Phoenix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Arizona">Arizon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ountain</text:p>
          </table:table-cell>
          <table:table-cell office:value-type="string">
            <text:p>“</text:p>
          </table:table-cell>
          <table:table-cell office:value-type="float" office:value="1513367">
            <text:p>15133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San_Antonio">San Antonio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Texas">Texas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1409019">
            <text:p>14090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San_Diego">San Diego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1355896">
            <text:p>135589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Dallas">Dallas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Texas">Texas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1257676">
            <text:p>12576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San_Jose,_California">San Jos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998537">
            <text:p>99853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Austin,_Texas">Austin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Texas">Texas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885400">
            <text:p>8854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Indianapolis">Indianapolis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Indiana">Indiana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office:value-type="string">
            <text:p>East North Central</text:p>
          </table:table-cell>
          <table:table-cell office:value-type="string">
            <text:p>“</text:p>
          </table:table-cell>
          <table:table-cell office:value-type="float" office:value="843393">
            <text:p>84339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Jacksonville,_Florida">Jacksonvill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Florida">Florid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842583">
            <text:p>84258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San_Francisco">San Francisco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837442">
            <text:p>83744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Columbus,_Ohio">Columbus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Ohio">Ohio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office:value-type="string">
            <text:p>East North Central</text:p>
          </table:table-cell>
          <table:table-cell office:value-type="string">
            <text:p>“</text:p>
          </table:table-cell>
          <table:table-cell office:value-type="float" office:value="822553">
            <text:p>82255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Charlotte,_North_Carolina">Charlott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orth_Carolina">North Carolin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792862">
            <text:p>79286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Fort_Worth,_Texas">Fort Worth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Texas">Texas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792727">
            <text:p>79272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Detroit">Detroit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Michigan">Michigan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table:style-name="ce4" office:value-type="string">
            <text:p>East North Central</text:p>
          </table:table-cell>
          <table:table-cell office:value-type="string">
            <text:p>“</text:p>
          </table:table-cell>
          <table:table-cell office:value-type="float" office:value="688701">
            <text:p>68870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El_Paso,_Texas">El Paso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Texas">Texas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674433">
            <text:p>6744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Memphis,_Tennessee">Memphis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Tennessee">Tennessee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East South Central</text:p>
          </table:table-cell>
          <table:table-cell office:value-type="string">
            <text:p>“</text:p>
          </table:table-cell>
          <table:table-cell office:value-type="float" office:value="653450">
            <text:p>6534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Seattle">Seattl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Washington_%28state%29">Washington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652405">
            <text:p>65240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Denver">Denver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olorado">Colorado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ountain</text:p>
          </table:table-cell>
          <table:table-cell office:value-type="string">
            <text:p>“</text:p>
          </table:table-cell>
          <table:table-cell office:value-type="float" office:value="649495">
            <text:p>64949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Washington,_D.C.">Washington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District_of_Columbia">District of Columbi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646449">
            <text:p>64644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Boston">Boston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Massachusetts">Massachusetts</text:a></text:p>
          </table:table-cell>
          <table:table-cell office:value-type="string">
            <text:p>“”</text:p>
          </table:table-cell>
          <table:table-cell office:value-type="string">
            <text:p>NE</text:p>
          </table:table-cell>
          <table:table-cell office:value-type="string">
            <text:p>“”</text:p>
          </table:table-cell>
          <table:table-cell office:value-type="string">
            <text:p>New England</text:p>
          </table:table-cell>
          <table:table-cell office:value-type="string">
            <text:p>“</text:p>
          </table:table-cell>
          <table:table-cell office:value-type="float" office:value="645966">
            <text:p>64596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Nashville,_Tennessee">Nashvill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Tennessee">Tennessee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East South Central</text:p>
          </table:table-cell>
          <table:table-cell office:value-type="string">
            <text:p>“</text:p>
          </table:table-cell>
          <table:table-cell office:value-type="float" office:value="634464">
            <text:p>63446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Baltimore">Baltimor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Maryland">Maryland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622104">
            <text:p>622104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Oklahoma_City">Oklahoma City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Oklahoma">Oklahom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610613">
            <text:p>61061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Louisville,_Kentucky">Louisvill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Kentucky">Kentucky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table:style-name="ce6" office:value-type="string">
            <text:p>East South Central</text:p>
          </table:table-cell>
          <table:table-cell office:value-type="string">
            <text:p>“</text:p>
          </table:table-cell>
          <table:table-cell office:value-type="float" office:value="609893">
            <text:p>60989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Portland,_Oregon">Portland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Oregon">Oregon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609456">
            <text:p>6094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Las_Vegas">Las Vegas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evada">Nevad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ountain</text:p>
          </table:table-cell>
          <table:table-cell office:value-type="string">
            <text:p>“</text:p>
          </table:table-cell>
          <table:table-cell office:value-type="float" office:value="603488">
            <text:p>60348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Milwaukee">Milwauke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Wisconsin">Wisconsin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office:value-type="string">
            <text:p>East North Central</text:p>
          </table:table-cell>
          <table:table-cell office:value-type="string">
            <text:p>“</text:p>
          </table:table-cell>
          <table:table-cell office:value-type="float" office:value="599164">
            <text:p>59916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Albuquerque,_New_Mexico">Albuquerqu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ew_Mexico">New Mexico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ountain</text:p>
          </table:table-cell>
          <table:table-cell office:value-type="string">
            <text:p>“</text:p>
          </table:table-cell>
          <table:table-cell office:value-type="float" office:value="556495">
            <text:p>55649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Tucson,_Arizona">Tucson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Arizona">Arizon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ountain</text:p>
          </table:table-cell>
          <table:table-cell office:value-type="string">
            <text:p>“</text:p>
          </table:table-cell>
          <table:table-cell office:value-type="float" office:value="526116">
            <text:p>52611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Fresno,_California">Fresno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509924">
            <text:p>50992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Sacramento,_California">Sacramento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479686">
            <text:p>47968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Long_Beach,_California">Long Beach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469428">
            <text:p>469428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Kansas_City,_Missouri">Kansas City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Missouri">Missouri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office:value-type="string">
            <text:p>West North Central</text:p>
          </table:table-cell>
          <table:table-cell office:value-type="string">
            <text:p>“</text:p>
          </table:table-cell>
          <table:table-cell office:value-type="float" office:value="467007">
            <text:p>46700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Mesa,_Arizona">Mesa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Arizona">Arizon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ountain</text:p>
          </table:table-cell>
          <table:table-cell office:value-type="string">
            <text:p>“</text:p>
          </table:table-cell>
          <table:table-cell office:value-type="float" office:value="457587">
            <text:p>45758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Virginia_Beach">Virginia Beach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Virginia">Virgini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448479">
            <text:p>44847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Atlanta">Atlanta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Georgia_%28U.S._state%29">Georgi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447841">
            <text:p>44784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Colorado_Springs,_Colorado">Colorado Springs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olorado">Colorado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ountain</text:p>
          </table:table-cell>
          <table:table-cell office:value-type="string">
            <text:p>“</text:p>
          </table:table-cell>
          <table:table-cell office:value-type="float" office:value="439886">
            <text:p>43988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Omaha,_Nebraska">Omaha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ebraska">Nebraska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office:value-type="string">
            <text:p>West North Central</text:p>
          </table:table-cell>
          <table:table-cell office:value-type="string">
            <text:p>“</text:p>
          </table:table-cell>
          <table:table-cell office:value-type="float" office:value="434353">
            <text:p>43435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Raleigh,_North_Carolina">Raleigh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orth_Carolina">North Carolin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431746">
            <text:p>431746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Miami">Miami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Florida">Florid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417650">
            <text:p>41765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Oakland,_California">Oakland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406253">
            <text:p>40625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Minneapolis">Minneapolis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Minnesota">Minnesota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office:value-type="string">
            <text:p>West North Central</text:p>
          </table:table-cell>
          <table:table-cell office:value-type="string">
            <text:p>“</text:p>
          </table:table-cell>
          <table:table-cell office:value-type="float" office:value="400070">
            <text:p>40007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Tulsa,_Oklahoma">Tulsa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Oklahoma">Oklahom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398121">
            <text:p>39812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Cleveland">Cleveland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Ohio">Ohio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table:style-name="ce4" office:value-type="string">
            <text:p>East North Central</text:p>
          </table:table-cell>
          <table:table-cell office:value-type="string">
            <text:p>“</text:p>
          </table:table-cell>
          <table:table-cell office:value-type="float" office:value="390113">
            <text:p>39011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Wichita,_Kansas">Wichita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Kansas">Kansas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office:value-type="string">
            <text:p>West North Central</text:p>
          </table:table-cell>
          <table:table-cell office:value-type="string">
            <text:p>“</text:p>
          </table:table-cell>
          <table:table-cell office:value-type="float" office:value="386552">
            <text:p>3865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Arlington,_Texas">Arlington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Texas">Texas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379577">
            <text:p>37957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New_Orleans">New Orleans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Louisiana">Louisian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378715">
            <text:p>37871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Bakersfield,_California">Bakersfield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363630">
            <text:p>36363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Tampa,_Florida">Tampa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Florida">Florid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352957">
            <text:p>35295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Honolulu">Honolulu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Hawaii">Hawai'i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347884">
            <text:p>34788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Aurora,_Colorado">Aurora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olorado">Colorado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ountain</text:p>
          </table:table-cell>
          <table:table-cell office:value-type="string">
            <text:p>“</text:p>
          </table:table-cell>
          <table:table-cell office:value-type="float" office:value="345803">
            <text:p>34580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Anaheim,_California">Anaheim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345012">
            <text:p>34501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Santa_Ana,_California">Santa Ana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334227">
            <text:p>33422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St._Louis">St. Louis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Missouri">Missouri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table:style-name="ce4" office:value-type="string">
            <text:p>West North Central</text:p>
          </table:table-cell>
          <table:table-cell office:value-type="string">
            <text:p>“</text:p>
          </table:table-cell>
          <table:table-cell office:value-type="float" office:value="318416">
            <text:p>31841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Riverside,_California">Riversid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316619">
            <text:p>31661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Corpus_Christi,_Texas">Corpus Christi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Texas">Texas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316381">
            <text:p>31638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Lexington,_Kentucky">Lexington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Kentucky">Kentucky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East South Central</text:p>
          </table:table-cell>
          <table:table-cell office:value-type="string">
            <text:p>“</text:p>
          </table:table-cell>
          <table:table-cell office:value-type="float" office:value="308428">
            <text:p>30842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Pittsburgh">Pittsburgh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Pennsylvania">Pennsylvania</text:a></text:p>
          </table:table-cell>
          <table:table-cell office:value-type="string">
            <text:p>“”</text:p>
          </table:table-cell>
          <table:table-cell office:value-type="string">
            <text:p>NE</text:p>
          </table:table-cell>
          <table:table-cell office:value-type="string">
            <text:p>“”</text:p>
          </table:table-cell>
          <table:table-cell office:value-type="string">
            <text:p>Mid Atlantic</text:p>
          </table:table-cell>
          <table:table-cell office:value-type="string">
            <text:p>“</text:p>
          </table:table-cell>
          <table:table-cell office:value-type="float" office:value="305841">
            <text:p>30584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Anchorage,_Alaska">Anchorag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Alaska">Alask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300950">
            <text:p>30095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Stockton,_California">Stockton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298118">
            <text:p>298118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Cincinnati">Cincinnati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Ohio">Ohio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office:value-type="string">
            <text:p>East North Central</text:p>
          </table:table-cell>
          <table:table-cell office:value-type="string">
            <text:p>“</text:p>
          </table:table-cell>
          <table:table-cell office:value-type="float" office:value="297517">
            <text:p>29751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St._Paul,_Minnesota">Saint Paul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Minnesota">Minnesota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office:value-type="string">
            <text:p>West North Central</text:p>
          </table:table-cell>
          <table:table-cell office:value-type="string">
            <text:p>“</text:p>
          </table:table-cell>
          <table:table-cell office:value-type="float" office:value="294873">
            <text:p>29487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Toledo,_Ohio">Toledo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Ohio">Ohio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table:style-name="ce4" office:value-type="string">
            <text:p>East North Central</text:p>
          </table:table-cell>
          <table:table-cell office:value-type="string">
            <text:p>“</text:p>
          </table:table-cell>
          <table:table-cell office:value-type="float" office:value="282313">
            <text:p>28231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Greensboro,_North_Carolina">Greensboro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orth_Carolina">North Carolin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279639">
            <text:p>27963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Newark,_New_Jersey">Newark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ew_Jersey">New Jersey</text:a></text:p>
          </table:table-cell>
          <table:table-cell office:value-type="string">
            <text:p>“”</text:p>
          </table:table-cell>
          <table:table-cell office:value-type="string">
            <text:p>NE</text:p>
          </table:table-cell>
          <table:table-cell office:value-type="string">
            <text:p>“”</text:p>
          </table:table-cell>
          <table:table-cell office:value-type="string">
            <text:p>Mid Atlantic</text:p>
          </table:table-cell>
          <table:table-cell office:value-type="string">
            <text:p>“</text:p>
          </table:table-cell>
          <table:table-cell office:value-type="float" office:value="278427">
            <text:p>27842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Plano,_Texas">Plano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Texas">Texas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274409">
            <text:p>27440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Henderson,_Nevada">Henderson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evada">Nevad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ountain</text:p>
          </table:table-cell>
          <table:table-cell office:value-type="string">
            <text:p>“</text:p>
          </table:table-cell>
          <table:table-cell office:value-type="float" office:value="270811">
            <text:p>27081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Lincoln,_Nebraska">Lincoln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ebraska">Nebraska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office:value-type="string">
            <text:p>West North Central</text:p>
          </table:table-cell>
          <table:table-cell office:value-type="string">
            <text:p>“</text:p>
          </table:table-cell>
          <table:table-cell office:value-type="float" office:value="268738">
            <text:p>26873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Buffalo,_New_York">Buffalo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ew_York">New York</text:a></text:p>
          </table:table-cell>
          <table:table-cell office:value-type="string">
            <text:p>“”</text:p>
          </table:table-cell>
          <table:table-cell office:value-type="string">
            <text:p>NE</text:p>
          </table:table-cell>
          <table:table-cell office:value-type="string">
            <text:p>“”</text:p>
          </table:table-cell>
          <table:table-cell table:style-name="ce4" office:value-type="string">
            <text:p>Mid Atlantic</text:p>
          </table:table-cell>
          <table:table-cell office:value-type="string">
            <text:p>“</text:p>
          </table:table-cell>
          <table:table-cell office:value-type="float" office:value="258959">
            <text:p>25895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Jersey_City,_New_Jersey">Jersey City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ew_Jersey">New Jersey</text:a></text:p>
          </table:table-cell>
          <table:table-cell office:value-type="string">
            <text:p>“”</text:p>
          </table:table-cell>
          <table:table-cell office:value-type="string">
            <text:p>NE</text:p>
          </table:table-cell>
          <table:table-cell office:value-type="string">
            <text:p>“”</text:p>
          </table:table-cell>
          <table:table-cell office:value-type="string">
            <text:p>Mid Atlantic</text:p>
          </table:table-cell>
          <table:table-cell office:value-type="string">
            <text:p>“</text:p>
          </table:table-cell>
          <table:table-cell office:value-type="float" office:value="257342">
            <text:p>25734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Chula_Vista,_California">Chula Vista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256780">
            <text:p>2567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Fort_Wayne,_Indiana">Fort Wayn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Indiana">Indiana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office:value-type="string">
            <text:p>East North Central</text:p>
          </table:table-cell>
          <table:table-cell office:value-type="string">
            <text:p>“</text:p>
          </table:table-cell>
          <table:table-cell office:value-type="float" office:value="256496">
            <text:p>25649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Orlando,_Florida">Orlando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Florida">Florid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255483">
            <text:p>25548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St._Petersburg,_Florida">St. Petersburg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Florida">Florid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249688">
            <text:p>24968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Chandler,_Arizona">Chandler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Arizona">Arizon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ountain</text:p>
          </table:table-cell>
          <table:table-cell office:value-type="string">
            <text:p>“</text:p>
          </table:table-cell>
          <table:table-cell office:value-type="float" office:value="249146">
            <text:p>24914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Laredo,_Texas">Laredo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Texas">Texas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248142">
            <text:p>248142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“</text:p>
          </table:table-cell>
          <table:table-cell office:value-type="string">
            <text:p>Norfolk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Virginia">Virgini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246139">
            <text:p>24613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Durham,_North_Carolina">Durham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orth_Carolina">North Carolin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245475">
            <text:p>24547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Madison,_Wisconsin">Madison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Wisconsin">Wisconsin</text:a></text:p>
          </table:table-cell>
          <table:table-cell office:value-type="string">
            <text:p>“”</text:p>
          </table:table-cell>
          <table:table-cell office:value-type="string">
            <text:p>MW</text:p>
          </table:table-cell>
          <table:table-cell office:value-type="string">
            <text:p>“”</text:p>
          </table:table-cell>
          <table:table-cell office:value-type="string">
            <text:p>East North Central</text:p>
          </table:table-cell>
          <table:table-cell office:value-type="string">
            <text:p>“</text:p>
          </table:table-cell>
          <table:table-cell office:value-type="float" office:value="243344">
            <text:p>24334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Lubbock,_Texas">Lubbock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Texas">Texas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239538">
            <text:p>23953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Irvine,_California">Irvin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236716">
            <text:p>23671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Winston–Salem,_North_Carolina">Winston–Salem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orth_Carolina">North Carolin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236441">
            <text:p>23644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Glendale,_Arizona">Glendal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Arizona">Arizon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ountain</text:p>
          </table:table-cell>
          <table:table-cell office:value-type="string">
            <text:p>“</text:p>
          </table:table-cell>
          <table:table-cell office:value-type="float" office:value="234632">
            <text:p>234632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Garland,_Texas">Garland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Texas">Texas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234566">
            <text:p>234566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Hialeah,_Florida">Hialeah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Florida">Florid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233394">
            <text:p>23339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Reno,_Nevada">Reno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evada">Nevad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ountain</text:p>
          </table:table-cell>
          <table:table-cell office:value-type="string">
            <text:p>“</text:p>
          </table:table-cell>
          <table:table-cell office:value-type="float" office:value="233294">
            <text:p>233294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Chesapeake,_Virginia">Chesapeak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Virginia">Virgini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230571">
            <text:p>23057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Gilbert,_Arizona">Gilbert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Arizona">Arizon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id Atlantic</text:p>
          </table:table-cell>
          <table:table-cell office:value-type="string">
            <text:p>“</text:p>
          </table:table-cell>
          <table:table-cell office:value-type="float" office:value="229972">
            <text:p>229972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Baton_Rouge,_Louisiana">Baton Roug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Louisiana">Louisian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table:style-name="ce4"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229426">
            <text:p>22942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Irving,_Texas">Irving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Texas">Texas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West South Central</text:p>
          </table:table-cell>
          <table:table-cell office:value-type="string">
            <text:p>“</text:p>
          </table:table-cell>
          <table:table-cell office:value-type="float" office:value="228653">
            <text:p>22865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Scottsdale,_Arizona">Scottsdal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Arizona">Arizon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ountain</text:p>
          </table:table-cell>
          <table:table-cell office:value-type="string">
            <text:p>“</text:p>
          </table:table-cell>
          <table:table-cell office:value-type="float" office:value="226918">
            <text:p>22691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North_Las_Vegas,_Nevada">North Las Vegas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Nevada">Nevad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ountain</text:p>
          </table:table-cell>
          <table:table-cell office:value-type="string">
            <text:p>“</text:p>
          </table:table-cell>
          <table:table-cell office:value-type="float" office:value="226877">
            <text:p>22687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Fremont,_California">Fremont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224922">
            <text:p>22492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Boise,_Idaho">Boise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Idaho">Idaho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Mountain</text:p>
          </table:table-cell>
          <table:table-cell office:value-type="string">
            <text:p>“</text:p>
          </table:table-cell>
          <table:table-cell office:value-type="float" office:value="214237">
            <text:p>21423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Richmond,_Virginia">Richmond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Virginia">Virginia</text:a></text:p>
          </table:table-cell>
          <table:table-cell office:value-type="string">
            <text:p>“”</text:p>
          </table:table-cell>
          <table:table-cell office:value-type="string">
            <text:p>SO</text:p>
          </table:table-cell>
          <table:table-cell office:value-type="string">
            <text:p>“”</text:p>
          </table:table-cell>
          <table:table-cell office:value-type="string">
            <text:p>South Atlantic</text:p>
          </table:table-cell>
          <table:table-cell office:value-type="string">
            <text:p>“</text:p>
          </table:table-cell>
          <table:table-cell office:value-type="float" office:value="214114">
            <text:p>21411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“</text:p>
          </table:table-cell>
          <table:table-cell office:value-type="string">
            <text:p><text:a xlink:href="http://en.wikipedia.org/wiki/San_Bernardino,_California">San Bernardino</text:a></text:p>
          </table:table-cell>
          <table:table-cell office:value-type="string">
            <text:p>“”</text:p>
          </table:table-cell>
          <table:table-cell office:value-type="string">
            <text:p><text:a xlink:href="http://en.wikipedia.org/wiki/California">California</text:a></text:p>
          </table:table-cell>
          <table:table-cell office:value-type="string">
            <text:p>“”</text:p>
          </table:table-cell>
          <table:table-cell office:value-type="string">
            <text:p>WE</text:p>
          </table:table-cell>
          <table:table-cell office:value-type="string">
            <text:p>“”</text:p>
          </table:table-cell>
          <table:table-cell office:value-type="string">
            <text:p>Pacific</text:p>
          </table:table-cell>
          <table:table-cell office:value-type="string">
            <text:p>“</text:p>
          </table:table-cell>
          <table:table-cell office:value-type="float" office:value="213708">
            <text:p>213708</text:p>
          </table:table-cell>
        </table:table-row>
        <table:table-row table:style-name="ro1">
          <table:table-cell table:style-name="ce2"/>
          <table:table-cell/>
          <table:table-cell table:style-name="Default"/>
          <table:table-cell/>
          <table:table-cell table:style-name="Default"/>
          <table:table-cell office:value-type="string">
            <text:p><text:s/>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10/30/2014</text:date>, <text:time>17:3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j M</meta:initial-creator>
    <meta:creation-date>2014-10-30T14:17:38.49</meta:creation-date>
    <dc:date>2014-10-30T17:39:44.33</dc:date>
    <dc:creator>Andrej M</dc:creator>
    <meta:editing-duration>PT3H12M42S</meta:editing-duration>
    <meta:editing-cycles>13</meta:editing-cycles>
    <meta:generator>OpenOffice/4.1.1$Win32 OpenOffice.org_project/411m6$Build-9775</meta:generator>
    <meta:document-statistic meta:table-count="3" meta:cell-count="1101" meta:object-count="0"/>
  </office:meta>
</office:document-meta>
</file>